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4.983cm"/>
    </style:style>
    <style:style style:name="co5" style:family="table-column">
      <style:table-column-properties fo:break-before="auto" style:column-width="4.71cm"/>
    </style:style>
    <style:style style:name="co6" style:family="table-column">
      <style:table-column-properties fo:break-before="auto" style:column-width="4.5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1.1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erif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FreeSerif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5" table:default-cell-style-name="ce1"/>
        <table:table-column table:style-name="co7" table:number-columns-repeated="3" table:default-cell-style-name="ce3"/>
        <table:table-row table:style-name="ro1">
          <table:table-cell office:value-type="string" calcext:value-type="string" table:number-columns-spanned="2" table:number-rows-spanned="3">
            <text:p>Method</text:p>
          </table:table-cell>
          <table:covered-table-cell/>
          <table:table-cell/>
          <table:table-cell table:style-name="ce3"/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High zones</text:p>
          </table:table-cell>
          <table:table-cell office:value-type="string" calcext:value-type="string">
            <text:p>Middle zones</text:p>
          </table:table-cell>
          <table:table-cell office:value-type="string" calcext:value-type="string">
            <text:p>Low zones</text:p>
          </table:table-cell>
          <table:table-cell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number-columns-repeated="3" office:value-type="string" calcext:value-type="string">
            <text:p>Average</text:p>
          </table:table-cell>
          <table:table-cell office:value-type="string" calcext:value-type="string">
            <text:p>av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3">
            <text:p>pick maximum distance candidate</text:p>
          </table:table-cell>
          <table:table-cell office:value-type="string" calcext:value-type="string">
            <text:p>N = 50, k = 20</text:p>
          </table:table-cell>
          <table:table-cell office:value-type="float" office:value="0.953941371158392" calcext:value-type="float">
            <text:p>0.953941371158392</text:p>
          </table:table-cell>
          <table:table-cell office:value-type="float" office:value="0.824397919621749" calcext:value-type="float">
            <text:p>0.824397919621749</text:p>
          </table:table-cell>
          <table:table-cell office:value-type="float" office:value="0.937081312612305" calcext:value-type="float">
            <text:p>0.937081312612305</text:p>
          </table:table-cell>
          <table:table-cell office:value-type="float" office:value="0.89011561646301" calcext:value-type="float">
            <text:p>0.89011561646301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N = 100, k = 50</text:p>
          </table:table-cell>
          <table:table-cell office:value-type="float" office:value="0.973680555555556" calcext:value-type="float">
            <text:p>0.973680555555556</text:p>
          </table:table-cell>
          <table:table-cell office:value-type="float" office:value="0.817430252525252" calcext:value-type="float">
            <text:p>0.817430252525252</text:p>
          </table:table-cell>
          <table:table-cell office:value-type="float" office:value="0.931565803749088" calcext:value-type="float">
            <text:p>0.931565803749088</text:p>
          </table:table-cell>
          <table:table-cell office:value-type="float" office:value="0.752253961068485" calcext:value-type="float">
            <text:p>0.752253961068485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N = 200, k = 100</text:p>
          </table:table-cell>
          <table:table-cell office:value-type="float" office:value="0.861739130434783" calcext:value-type="float">
            <text:p>0.861739130434783</text:p>
          </table:table-cell>
          <table:table-cell office:value-type="float" office:value="0.730638164251208" calcext:value-type="float">
            <text:p>0.730638164251208</text:p>
          </table:table-cell>
          <table:table-cell office:value-type="float" office:value="0.757153217523094" calcext:value-type="float">
            <text:p>0.757153217523094</text:p>
          </table:table-cell>
          <table:table-cell office:value-type="float" office:value="0.881778073789903" calcext:value-type="float">
            <text:p>0.881778073789903</text:p>
          </table:table-cell>
          <table:table-cell table:number-columns-repeated="1018"/>
        </table:table-row>
        <table:table-row table:style-name="ro1">
          <table:table-cell office:value-type="string" calcext:value-type="string" table:number-columns-spanned="1" table:number-rows-spanned="3">
            <text:p>manually scaling</text:p>
          </table:table-cell>
          <table:table-cell office:value-type="string" calcext:value-type="string">
            <text:p>N = 100, scale = 0.5</text:p>
          </table:table-cell>
          <table:table-cell office:value-type="float" office:value="0.996184541062802" calcext:value-type="float">
            <text:p>0.996184541062802</text:p>
          </table:table-cell>
          <table:table-cell office:value-type="float" office:value="0.785589371980676" calcext:value-type="float">
            <text:p>0.785589371980676</text:p>
          </table:table-cell>
          <table:table-cell office:value-type="float" office:value="0.973787329033693" calcext:value-type="float">
            <text:p>0.973787329033693</text:p>
          </table:table-cell>
          <table:table-cell office:value-type="float" office:value="0.827494182911812" calcext:value-type="float">
            <text:p>0.827494182911812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N = 100, scale = 2</text:p>
          </table:table-cell>
          <table:table-cell office:value-type="float" office:value="0.998955555555555" calcext:value-type="float">
            <text:p>0.998955555555555</text:p>
          </table:table-cell>
          <table:table-cell office:value-type="float" office:value="0.814243574879227" calcext:value-type="float">
            <text:p>0.814243574879227</text:p>
          </table:table-cell>
          <table:table-cell office:value-type="float" office:value="0.981965781204311" calcext:value-type="float">
            <text:p>0.981965781204311</text:p>
          </table:table-cell>
          <table:table-cell office:value-type="float" office:value="0.858528139386189" calcext:value-type="float">
            <text:p>0.858528139386189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N = 100, scale = 6</text:p>
          </table:table-cell>
          <table:table-cell office:value-type="float" office:value="0.998417874396135" calcext:value-type="float">
            <text:p>0.998417874396135</text:p>
          </table:table-cell>
          <table:table-cell office:value-type="float" office:value="0.905671787439614" calcext:value-type="float">
            <text:p>0.905671787439614</text:p>
          </table:table-cell>
          <table:table-cell office:value-type="float" office:value="0.99984763705104" calcext:value-type="float">
            <text:p>0.99984763705104</text:p>
          </table:table-cell>
          <table:table-cell office:value-type="float" office:value="0.781409941981624" calcext:value-type="float">
            <text:p>0.781409941981624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21:56:20.831929278</meta:creation-date>
    <dc:date>2023-08-30T20:15:52.188741841</dc:date>
    <meta:editing-duration>PT1H37M47S</meta:editing-duration>
    <meta:editing-cycles>4</meta:editing-cycles>
    <meta:generator>LibreOffice/7.3.7.2$Linux_X86_64 LibreOffice_project/30$Build-2</meta:generator>
    <meta:document-statistic meta:table-count="1" meta:cell-count="41" meta:object-count="0"/>
  </office:meta>
</office:document-meta>
</file>